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1f753e" officeooo:paragraph-rsid="001f753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1f753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20e97d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rsid="0033ccda" officeooo:paragraph-rsid="0033ccda" style:font-name-asian="Times New Roman1" style:font-size-asian="12pt" style:font-name-complex="Times New Roman1" style:font-size-complex="12pt"/>
    </style:style>
    <style:style style:name="P1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0e97d" officeooo:paragraph-rsid="0020e97d" style:text-blinking="false" fo:background-color="transparent" style:font-name-asian="Times New Roman1" style:font-size-asian="12pt" style:font-name-complex="Times New Roman1" style:font-size-complex="12pt"/>
    </style:style>
    <style:style style:name="P1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64626" officeooo:paragraph-rsid="00264626" style:text-blinking="false" fo:background-color="transparen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1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20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9cd7a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ad56e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bb39b" officeooo:paragraph-rsid="002bb39b" style:text-blinking="false" fo:background-color="transparent"/>
    </style:style>
    <style:style style:name="P2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27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T1" style:family="text">
      <style:text-properties officeooo:rsid="001f753e"/>
    </style:style>
    <style:style style:name="T2" style:family="text">
      <style:text-properties officeooo:rsid="00264626" style:font-name-asian="Times New Roman1" style:font-size-asian="12pt" style:font-name-complex="Times New Roman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160753" text:style-name="WWNum1">
        <text:list-item>
          <text:p text:style-name="P10">Write a shell script to find sum,product,quotient,difference &amp; remainder of 2 numbers</text:p>
          <text:p text:style-name="P12"/>
          <text:p text:style-name="P12">PROGRAM</text:p>
          <text:p text:style-name="P12">echo "enter a and b"</text:p>
          <text:p text:style-name="P12">read a b</text:p>
          <text:p text:style-name="P12">sum=`expr $a + $b`</text:p>
          <text:p text:style-name="P12">diff=`expr $a - $b`</text:p>
          <text:p text:style-name="P12">pro=`expr $a \* $b`</text:p>
          <text:p text:style-name="P12">quo=`expr $a / $b`</text:p>
          <text:p text:style-name="P12">mod=`expr $a % $b`</text:p>
          <text:p text:style-name="P12">echo "sum="$sum</text:p>
          <text:p text:style-name="P12">echo "diff="$diff</text:p>
          <text:p text:style-name="P12">echo "pro="$pro</text:p>
          <text:p text:style-name="P12">echo "quo="$quo</text:p>
          <text:p text:style-name="P12">echo "mod="$mod</text:p>
        </text:list-item>
      </text:list>
      <text:p text:style-name="P3"/>
      <text:p text:style-name="P3"><text:s text:c="6"/>OUTPUT</text:p>
      <text:p text:style-name="P3"><text:s text:c="6"/>mits@mits-H610M-H-V2-DDR4:~/gokul linux$ bash arithmetic.sh</text:p>
      <text:p text:style-name="P3"><text:s text:c="6"/>enter a and b</text:p>
      <text:p text:style-name="P3"><text:s text:c="6"/>15 6</text:p>
      <text:p text:style-name="P3"><text:s text:c="6"/>sum=21</text:p>
      <text:p text:style-name="P3"><text:s text:c="6"/>diff=9</text:p>
      <text:p text:style-name="P3"><text:s text:c="6"/>pro=90</text:p>
      <text:p text:style-name="P3"><text:s text:c="6"/>quo=2</text:p>
      <text:p text:style-name="P3"><text:s text:c="6"/>mod=3</text:p>
      <text:p text:style-name="P3"/>
      <text:list xml:id="list141302206127521" text:continue-numbering="true" text:style-name="WWNum1">
        <text:list-item>
          <text:p text:style-name="P11">Write a shell script to swap 2 numbers with &amp; without using a temporary variable.</text:p>
          <text:p text:style-name="P12"/>
          <text:p text:style-name="P12">PROGRAM</text:p>
          <text:p text:style-name="P12">echo "enter a and b"</text:p>
          <text:p text:style-name="P12">read a b</text:p>
          <text:p text:style-name="P12">a=$((a+b))</text:p>
          <text:p text:style-name="P12">b=$((a-b))</text:p>
          <text:p text:style-name="P12">a=$((a-b))</text:p>
          <text:p text:style-name="P12">echo $a $b</text:p>
          <text:p text:style-name="P12"/>
          <text:p text:style-name="P12">OUTPUT</text:p>
        </text:list-item>
      </text:list>
      <text:p text:style-name="P4"><text:s text:c="12"/>mits@mits-H610M-H-V2-DDR4:~/gokul linux$ bash swap.sh</text:p>
      <text:p text:style-name="P3"><text:s text:c="6"/>enter a and b</text:p>
      <text:p text:style-name="P3"><text:s text:c="6"/>8 6</text:p>
      <text:p text:style-name="P3"><text:s text:c="6"/>6 8</text:p>
      <text:list xml:id="list141302024270493" text:continue-numbering="true" text:style-name="WWNum1">
        <text:list-item>
          <text:p text:style-name="P11"><text:soft-page-break/>Write a shell script that accepts two integers as its arguments and computes the value of the first number raised to the power of the second number.</text:p>
          <text:p text:style-name="P12"/>
          <text:p text:style-name="P12">PROGRAM</text:p>
          <text:p text:style-name="P12">echo "enter a and b"</text:p>
          <text:p text:style-name="P12">read a b</text:p>
          <text:p text:style-name="P12">c=$((a**b))</text:p>
          <text:p text:style-name="P12">echo $c</text:p>
          <text:p text:style-name="P12"/>
          <text:p text:style-name="P12">OUTPUT</text:p>
          <text:p text:style-name="P12">mits@mits-H610M-H-V2-DDR4:~/gokul linux$ bash power.sh</text:p>
          <text:p text:style-name="P12">enter a and b</text:p>
          <text:p text:style-name="P12">6 3</text:p>
          <text:p text:style-name="P12">216</text:p>
          <text:p text:style-name="P12"/>
        </text:list-item>
        <text:list-item>
          <text:p text:style-name="P11">Write a shell script to add two floating point numbers.</text:p>
          <text:p text:style-name="P12"/>
          <text:p text:style-name="P12">PROGRAM</text:p>
          <text:p text:style-name="P12">echo "enter a and b"</text:p>
          <text:p text:style-name="P12">read a b</text:p>
          <text:p text:style-name="P12">echo "scale=3;$a+$b" | bc</text:p>
          <text:p text:style-name="P12"/>
          <text:p text:style-name="P12">OUTPUT</text:p>
          <text:p text:style-name="P12">mits@mits-H610M-H-V2-DDR4:~/gokul$ bash floatadd.sh</text:p>
          <text:p text:style-name="P12">enter a and b</text:p>
          <text:p text:style-name="P12">4.5 6.7</text:p>
          <text:p text:style-name="P12">11.2</text:p>
          <text:p text:style-name="P12"/>
        </text:list-item>
        <text:list-item>
          <text:p text:style-name="P11">Assign the values 5,6,10,2 to the variables a,b,c &amp;d. Write a shell script to evaluate the expression (a*b*c)/d</text:p>
          <text:p text:style-name="P12"/>
          <text:p text:style-name="P12">PROGRAM</text:p>
          <text:p text:style-name="P12">a=5</text:p>
          <text:p text:style-name="P12">b=6</text:p>
          <text:p text:style-name="P12">c=10</text:p>
          <text:p text:style-name="P12">d=2</text:p>
          <text:p text:style-name="P12">echo $(((a*b*c)/d))</text:p>
          <text:p text:style-name="P12"/>
          <text:p text:style-name="P12">OUTPUT</text:p>
          <text:p text:style-name="P12">mits@mits-H610M-H-V2-DDR4:~/gokul$ bash expr.sh</text:p>
          <text:p text:style-name="P12">150</text:p>
        </text:list-item>
        <text:list-item>
          <text:p text:style-name="P11"><text:soft-page-break/>Write a shell script to </text:p>
        </text:list-item>
      </text:list>
      <text:p text:style-name="P1">a)Find the length of a word/sentence</text:p>
      <text:p text:style-name="P1">b)Concatenate 2 strings</text:p>
      <text:p text:style-name="P1">c)Find &amp; replace string</text:p>
      <text:p text:style-name="P1"/>
      <text:p text:style-name="P6">PROGRAM</text:p>
      <text:p text:style-name="P7">echo "enter a sentence"</text:p>
      <text:p text:style-name="P7">read a</text:p>
      <text:p text:style-name="P7">echo "length=${#a}"</text:p>
      <text:p text:style-name="P7">echo "enter string1"</text:p>
      <text:p text:style-name="P7">read b</text:p>
      <text:p text:style-name="P7">echo "enter string2"</text:p>
      <text:p text:style-name="P7">read c</text:p>
      <text:p text:style-name="P7">d=${b}${c}</text:p>
      <text:p text:style-name="P7">echo "after concatenate=$d"</text:p>
      <text:p text:style-name="P7"/>
      <text:p text:style-name="P8">OUTPUT</text:p>
      <text:p text:style-name="P8">mits@mits-H610M-H-V2-DDR4:~/gokul$ bash strings.sh</text:p>
      <text:p text:style-name="P8">enter a sentence</text:p>
      <text:p text:style-name="P8">welcome</text:p>
      <text:p text:style-name="P8">length=7</text:p>
      <text:p text:style-name="P8">enter string1</text:p>
      <text:p text:style-name="P8">gokul</text:p>
      <text:p text:style-name="P8">enter string2</text:p>
      <text:p text:style-name="P8">raj</text:p>
      <text:p text:style-name="P8">after concatenate=gokulraj</text:p>
      <text:p text:style-name="P5"/>
      <text:list xml:id="list141301544171580" text:continue-numbering="true" text:style-name="WWNum1">
        <text:list-item>
          <text:p text:style-name="P15"><text:bookmark text:name="docs-internal-guid-2aa79e8e-7fff-d962-cc3b-ea448f1d52ed"/>Write a shell script to find simple interest.</text:p>
          <text:p text:style-name="P16">PROGRAM</text:p>
          <text:p text:style-name="P16">echo "enter amount"</text:p>
          <text:p text:style-name="P16">read p</text:p>
          <text:p text:style-name="P16">echo "enter rate of interest"</text:p>
          <text:p text:style-name="P16">read r</text:p>
          <text:p text:style-name="P16">echo "enter no of years"</text:p>
          <text:p text:style-name="P16">read n</text:p>
          <text:p text:style-name="P16">value=$(echo "($p*$n*$r)/100" | bc)</text:p>
          <text:p text:style-name="P16">echo $value</text:p>
          <text:p text:style-name="P17"><text:soft-page-break/>OUTPUT</text:p>
          <text:p text:style-name="P17">mits@mits-H610M-H-V2-DDR4:~/gokul$ bash interest.sh</text:p>
          <text:p text:style-name="P17">enter amount</text:p>
          <text:p text:style-name="P17">5600</text:p>
          <text:p text:style-name="P17">enter rate of interest</text:p>
          <text:p text:style-name="P17">4</text:p>
          <text:p text:style-name="P17">enter no of years</text:p>
          <text:p text:style-name="P17">5</text:p>
          <text:p text:style-name="P17">1120</text:p>
        </text:list-item>
        <text:list-item>
          <text:p text:style-name="P15"><text:bookmark text:name="docs-internal-guid-38a54202-7fff-03cf-ad47-760691cfb700"/>Write a shell script to find </text:p>
          <text:p text:style-name="P20"><text:span text:style-name="T1">a.</text:span>Area &amp; circumference of a circle</text:p>
        </text:list-item>
      </text:list>
      <text:p text:style-name="P21"/>
      <text:p text:style-name="P22">PROGRAM</text:p>
      <text:p text:style-name="P22">echo "enter radius"</text:p>
      <text:p text:style-name="P22">read r</text:p>
      <text:p text:style-name="P22">area=$(echo "3.14*$r*$r" | bc)</text:p>
      <text:p text:style-name="P22">perim=$(echo "2*3.14*$r" | bc)</text:p>
      <text:p text:style-name="P22">echo "area of traingle:"$area</text:p>
      <text:p text:style-name="P22">echo "perimeter of traingle:"$perim</text:p>
      <text:p text:style-name="P22"/>
      <text:p text:style-name="P22">OUTPUT</text:p>
      <text:p text:style-name="P23">mits@mits-H610M-H-V2-DDR4:<text:span text:style-name="T2">~/gokul</text:span>$ bash circleq.sh</text:p>
      <text:p text:style-name="P22">enter radius</text:p>
      <text:p text:style-name="P22">5</text:p>
      <text:p text:style-name="P22">area of traingle:78.50</text:p>
      <text:p text:style-name="P22">perimeter of traingle:31.40</text:p>
      <text:p text:style-name="P22"/>
      <text:list xml:id="list141302177585999" text:continue-numbering="true" text:style-name="WWNum1">
        <text:list-header>
          <text:p text:style-name="P20"><text:span text:style-name="T1">b.</text:span>Area &amp; perimeter of a rectangle</text:p>
        </text:list-header>
      </text:list>
      <text:p text:style-name="P21"/>
      <text:p text:style-name="P22">PROGRAM</text:p>
      <text:p text:style-name="P22">echo "enter length of rectangle"</text:p>
      <text:p text:style-name="P22">read l</text:p>
      <text:p text:style-name="P22"><text:soft-page-break/>echo "enter breadth of rectangle"</text:p>
      <text:p text:style-name="P22">read b</text:p>
      <text:p text:style-name="P22">area=$(echo "$l*$b" | bc)</text:p>
      <text:p text:style-name="P22">perim=$(echo "2*($l+$b)" | bc)</text:p>
      <text:p text:style-name="P22">echo "area of rectangle:"$area</text:p>
      <text:p text:style-name="P22">echo "perimeter of rectangle:"$perim</text:p>
      <text:p text:style-name="P22"/>
      <text:p text:style-name="P24">OUTPUT</text:p>
      <text:p text:style-name="P24">mits@mits-H610M-H-V2-DDR4:~/gokul linux$ bash rectangleq.sh</text:p>
      <text:p text:style-name="P24">enter length of rectangle</text:p>
      <text:p text:style-name="P24">6</text:p>
      <text:p text:style-name="P24">enter breadth of rectangle</text:p>
      <text:p text:style-name="P24">5</text:p>
      <text:p text:style-name="P24">area of rectangle:30</text:p>
      <text:p text:style-name="P24">perimeter of rectangle:22</text:p>
      <text:p text:style-name="P24"/>
      <text:list xml:id="list141301747546612" text:continue-numbering="true" text:style-name="WWNum1">
        <text:list-header>
          <text:p text:style-name="P20"><text:span text:style-name="T1">c.</text:span>Area &amp; perimeter of a square</text:p>
        </text:list-header>
      </text:list>
      <text:p text:style-name="P21"/>
      <text:p text:style-name="P24">PROGRAM</text:p>
      <text:p text:style-name="P24">echo "enter side of square"</text:p>
      <text:p text:style-name="P24">read s</text:p>
      <text:p text:style-name="P24">area=$(echo "$s*$s" | bc)</text:p>
      <text:p text:style-name="P24">perim=$(echo "4*$s" | bc)</text:p>
      <text:p text:style-name="P24">echo "area of traingle:"$area</text:p>
      <text:p text:style-name="P24">echo "perimeter of traingle:"$perim</text:p>
      <text:p text:style-name="P24"/>
      <text:p text:style-name="P24">OUTPUT</text:p>
      <text:p text:style-name="P24">mits@mits-H610M-H-V2-DDR4:~/gokul linux$ bash sqaureq.sh</text:p>
      <text:p text:style-name="P24">enter side of square</text:p>
      <text:p text:style-name="P24">5</text:p>
      <text:p text:style-name="P24">area of traingle:25</text:p>
      <text:p text:style-name="P24">perimeter of traingle:20</text:p>
      <text:p text:style-name="P24"/>
      <text:p text:style-name="P24"/>
      <text:list xml:id="list141301809452205" text:continue-numbering="true" text:style-name="WWNum1">
        <text:list-item>
          <text:p text:style-name="P15"><text:bookmark text:name="docs-internal-guid-23170ed8-7fff-9ce0-c1db-b9fddc83cdfa"/><text:soft-page-break/>Write a shell script to find the largest of 2 numbers.</text:p>
          <text:p text:style-name="P19"/>
          <text:p text:style-name="P19">PROGRAM</text:p>
          <text:p text:style-name="P19">echo "enter value 1"</text:p>
          <text:p text:style-name="P19">read x</text:p>
          <text:p text:style-name="P19">echo "enter value 2"</text:p>
          <text:p text:style-name="P19">read y</text:p>
          <text:p text:style-name="P19">if [ $x -gt $y ]</text:p>
          <text:p text:style-name="P19">then </text:p>
          <text:p text:style-name="P19">echo $x "is greater"</text:p>
          <text:p text:style-name="P19">elif [ $y -gt $x ]</text:p>
          <text:p text:style-name="P19">then</text:p>
          <text:p text:style-name="P19">echo $y "is greater"</text:p>
          <text:p text:style-name="P19">else</text:p>
          <text:p text:style-name="P19">echo "both equal"</text:p>
          <text:p text:style-name="P19">fi</text:p>
          <text:p text:style-name="P19"/>
          <text:p text:style-name="P19">OUTPUT</text:p>
          <text:p text:style-name="P19">mits@mits-H610M-H-V2-DDR4:~/gokul linux$ bash large2.sh</text:p>
          <text:p text:style-name="P19">enter value 1</text:p>
          <text:p text:style-name="P19">12</text:p>
          <text:p text:style-name="P19">enter value 2</text:p>
          <text:p text:style-name="P19">5</text:p>
          <text:p text:style-name="P19">12 is greater</text:p>
        </text:list-item>
      </text:list>
      <text:p text:style-name="P18"/>
      <text:list xml:id="list141302165744900" text:continue-numbering="true" text:style-name="WWNum1">
        <text:list-item>
          <text:p text:style-name="P11">Write a shell script that computes the gross salary of a employee according to the following rules :</text:p>
        </text:list-item>
      </text:list>
      <text:p text:style-name="P2">i) if basic salary is &lt; 1500 then HRA =10% of the basic and DA =90% of the basic.</text:p>
      <text:p text:style-name="P2">ii) If basic salary is &gt;=1500 then HRA =Rs500 and DA=98% of the basic.</text:p>
      <text:p text:style-name="P2"><text:soft-page-break/></text:p>
      <text:p text:style-name="P2"/>
      <text:p text:style-name="P14">PROGRAM</text:p>
      <text:p text:style-name="P14">echo "enter employee name"</text:p>
      <text:p text:style-name="P14">read n</text:p>
      <text:p text:style-name="P14">echo "enter basic salary"</text:p>
      <text:p text:style-name="P14">read bs</text:p>
      <text:p text:style-name="P14">if [ $bs -lt 1500 ]</text:p>
      <text:p text:style-name="P14">then</text:p>
      <text:p text:style-name="P14">hra=$(echo "$bs/10" | bc)</text:p>
      <text:p text:style-name="P14">da=$(echo "($bs*9)/10" | bc)</text:p>
      <text:p text:style-name="P14">gs=hra=$(echo "$bs+$hra+$da" | bc)</text:p>
      <text:p text:style-name="P14">echo "name:"$n</text:p>
      <text:p text:style-name="P14">echo "gross salary:"$gs</text:p>
      <text:p text:style-name="P14">else</text:p>
      <text:p text:style-name="P14">da=$(echo "($bs*98)/100" | bc)</text:p>
      <text:p text:style-name="P14">gs=hra=$(echo "$bs+500+$da" | bc)</text:p>
      <text:p text:style-name="P14">echo "name:"$n</text:p>
      <text:p text:style-name="P14">echo "gross salary:"$gs</text:p>
      <text:p text:style-name="P14">fi</text:p>
      <text:p text:style-name="P14"/>
      <text:p text:style-name="P14">OUTPUT</text:p>
      <text:p text:style-name="P14">mits@mits-H610M-H-V2-DDR4:~/gokul linux$ bash salary.sh</text:p>
      <text:p text:style-name="P14">enter employee name</text:p>
      <text:p text:style-name="P14">gokul</text:p>
      <text:p text:style-name="P14">enter basic salary</text:p>
      <text:p text:style-name="P14">1800</text:p>
      <text:p text:style-name="P14">name:gokul</text:p>
      <text:p text:style-name="P14">gross salary:hra=4064</text:p>
      <text:p text:style-name="P14">mits@mits-H610M-H-V2-DDR4:~/gokul linux$ bash salary.sh</text:p>
      <text:p text:style-name="P14">enter employee name</text:p>
      <text:p text:style-name="P14">gokul</text:p>
      <text:p text:style-name="P14">enter basic salary</text:p>
      <text:p text:style-name="P14">1200</text:p>
      <text:p text:style-name="P14">name:gokul</text:p>
      <text:p text:style-name="P14">gross salary:hra=2400</text:p>
      <text:p text:style-name="P14"/>
      <text:p text:style-name="P14"/>
      <text:list xml:id="list141302216531288" text:continue-numbering="true" text:style-name="WWNum1">
        <text:list-item>
          <text:p text:style-name="P25"><text:bookmark text:name="docs-internal-guid-68589993-7fff-8dc2-e269-b077e0750b18"/>Write a shell script to find the largest of 3 numbers.</text:p>
          <text:p text:style-name="P26"/>
          <text:p text:style-name="P26"><text:soft-page-break/>PROGRAM</text:p>
          <text:p text:style-name="P26">echo "enter value 1"</text:p>
          <text:p text:style-name="P26">read x</text:p>
          <text:p text:style-name="P26">echo "enter value 2"</text:p>
          <text:p text:style-name="P26">read y</text:p>
          <text:p text:style-name="P26">echo "enter value 3"</text:p>
          <text:p text:style-name="P26">read z</text:p>
          <text:p text:style-name="P26">if [ $x -gt $y ]</text:p>
          <text:p text:style-name="P26">then </text:p>
          <text:p text:style-name="P26">if [ $x -gt $z ]</text:p>
          <text:p text:style-name="P26">then</text:p>
          <text:p text:style-name="P26">echo $x "is greater"</text:p>
          <text:p text:style-name="P26">else</text:p>
          <text:p text:style-name="P26">echo $z "is greater"</text:p>
          <text:p text:style-name="P26">fi</text:p>
          <text:p text:style-name="P26">else</text:p>
          <text:p text:style-name="P26">if [ $y -gt $z ]</text:p>
          <text:p text:style-name="P26">then</text:p>
          <text:p text:style-name="P26">echo $y "is greater"</text:p>
          <text:p text:style-name="P26">else</text:p>
          <text:p text:style-name="P26">echo $z "is greater"</text:p>
          <text:p text:style-name="P26">fi</text:p>
          <text:p text:style-name="P26">fi</text:p>
          <text:p text:style-name="P26"/>
          <text:p text:style-name="P26">OUTPUT</text:p>
          <text:p text:style-name="P26">mits@mits-H610M-H-V2-DDR4:~/gokul linux$ bash large3.sh</text:p>
          <text:p text:style-name="P26">enter value 1</text:p>
          <text:p text:style-name="P26">4</text:p>
          <text:p text:style-name="P26"><text:soft-page-break/>enter value 2</text:p>
          <text:p text:style-name="P26">10</text:p>
          <text:p text:style-name="P26">enter value 3</text:p>
          <text:p text:style-name="P26">6</text:p>
          <text:p text:style-name="P26">10 is greater</text:p>
        </text:list-item>
      </text:list>
      <text:p text:style-name="P27"/>
      <text:list xml:id="list141300854406308" text:continue-numbering="true" text:style-name="WWNum1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3T14:12:45.278039829</dc:date>
    <meta:editing-duration>PT1H48M45S</meta:editing-duration>
    <meta:editing-cycles>8</meta:editing-cycles>
    <meta:document-statistic meta:table-count="0" meta:image-count="0" meta:object-count="0" meta:page-count="9" meta:paragraph-count="249" meta:word-count="792" meta:character-count="4759" meta:non-whitespace-character-count="4139"/>
  </office:meta>
</office:document-meta>
</file>